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42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10;14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4;5</text:p>
          </table:table-cell>
          <table:table-cell table:number-columns-repeated="1638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1;5;11;15</text:p>
          </table:table-cell>
          <table:table-cell table:number-columns-repeated="1638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3;4</text:p>
          </table:table-cell>
          <table:table-cell table:number-columns-repeated="1638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1;7;13</text:p>
          </table:table-cell>
          <table:table-cell table:number-columns-repeated="1638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table:number-columns-repeated="1638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4;15</text:p>
          </table:table-cell>
          <table:table-cell table:number-columns-repeated="1638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11;15</text:p>
          </table:table-cell>
          <table:table-cell table:number-columns-repeated="1638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5" table:style-name="ce2">
            <text:p>25</text:p>
          </table:table-cell>
          <table:table-cell office:value-type="float" office:value="13" table:style-name="ce2">
            <text:p>13</text:p>
          </table:table-cell>
          <table:table-cell table:number-columns-repeated="1638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14;16</text:p>
          </table:table-cell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5:49:20Z</dc:date>
  </office:meta>
</office:document-meta>
</file>